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31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36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37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3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39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4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41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4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4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4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4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4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4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4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5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5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5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5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6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6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7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7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7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7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7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7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7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7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7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8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189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192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19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194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195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19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9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9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0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0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0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0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04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05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06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07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08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09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10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11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12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13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14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15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2267540777371997325" text:style-name="L1">
        <text:list-item>
          <text:p text:style-name="P136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37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38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3938569617545507723" text:style-name="L2">
        <text:list-item>
          <text:p text:style-name="P139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40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7457054207971977507" text:style-name="L3">
        <text:list-item>
          <text:p text:style-name="P14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41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406222374576178828" text:style-name="L4">
        <text:list-item>
          <text:p text:style-name="P142">Publicat codi d'accès al Classroom.</text:p>
        </text:list-item>
        <text:list-item>
          <text:p text:style-name="P155">Treball autònom tasca 1.</text:p>
        </text:list-item>
        <text:list-item>
          <text:p text:style-name="P14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30718545602916" text:continue-numbering="true" text:style-name="L4">
        <text:list-item>
          <text:p text:style-name="P14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30719960676605" text:continue-numbering="true" text:style-name="L4">
        <text:list-item>
          <text:p text:style-name="P14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31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30718907410639" text:continue-numbering="true" text:style-name="L4">
        <text:list-item>
          <text:p text:style-name="P145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45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6">Comentem apartat 1.1 Temperatura y calor.</text:p>
        </text:list-item>
      </text:list>
      <text:p text:style-name="P60"/>
      <text:p text:style-name="P94">Di<text:span text:style-name="T12">vendres 10</text:span>/<text:span text:style-name="T7">10</text:span>/2<text:span text:style-name="T5">5</text:span></text:p>
      <text:p text:style-name="P94"/>
      <text:list xml:id="list130719123727423" text:continue-numbering="true" text:style-name="L4">
        <text:list-item>
          <text:p text:style-name="P146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2">Comentem apartat 1.2 Presión.</text:p>
        </text:list-item>
        <text:list-item>
          <text:p text:style-name="P162">Comentem apartat 1.2 Presión.</text:p>
        </text:list-item>
        <text:list-item>
          <text:p text:style-name="P162">Comentem els exercicis 1.3 Ejercicios temperatura y presión.</text:p>
        </text:list-item>
        <text:list-item>
          <text:p text:style-name="P162">Comentem apartat 1.4 Enegía y potencia</text:p>
        </text:list-item>
        <text:list-item>
          <text:p text:style-name="P163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95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95">Di<text:span text:style-name="T15">jous</text:span><text:tab/><text:tab/><text:span text:style-name="T15">16</text:span>/<text:span text:style-name="T7">10</text:span>/2<text:span text:style-name="T5">5</text:span></text:p>
      <text:list xml:id="list130719089888031" text:continue-numbering="true" text:style-name="L4">
        <text:list-item>
          <text:p text:style-name="P14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4">Comentem apartat 1.<text:span text:style-name="T15">5 Ejercicios energía y potencia</text:span>.</text:p>
        </text:list-item>
        <text:list-item>
          <text:p text:style-name="P164">Comentem apartat 1.<text:span text:style-name="T15">6.1 Calor específico</text:span></text:p>
        </text:list-item>
        <text:list-item>
          <text:p text:style-name="P164">Comentem apartat 1.<text:span text:style-name="T15">6.2 Calor sensible y latente</text:span></text:p>
        </text:list-item>
      </text:list>
      <text:p text:style-name="P62"/>
      <text:p text:style-name="P128">Divendres<text:tab/>17/10/25</text:p>
      <text:list xml:id="list130719438780066" text:continue-numbering="true" text:style-name="L4">
        <text:list-item>
          <text:p text:style-name="P14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5">Comentem apartat 1.6.3 Transmisión del calor</text:p>
        </text:list-item>
        <text:list-item>
          <text:p text:style-name="P165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32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30720659485615" text:continue-numbering="true" text:style-name="L4">
        <text:list-item>
          <text:p text:style-name="P14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6">Comentem <text:span text:style-name="T17">exercicis 1.7-1 a 3</text:span></text:p>
        </text:list-item>
        <text:list-item>
          <text:p text:style-name="P167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30719527914145" text:continue-numbering="true" text:style-name="L4">
        <text:list-item>
          <text:p text:style-name="P15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8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96">Di<text:span text:style-name="T19">jous</text:span><text:tab/><text:tab/><text:span text:style-name="T19">30</text:span>/<text:span text:style-name="T9">10</text:span>/2<text:span text:style-name="T5">5</text:span></text:p>
      <text:p text:style-name="P96"/>
      <text:list xml:id="list130720729831434" text:continue-numbering="true" text:style-name="L4">
        <text:list-item>
          <text:p text:style-name="P15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7">Comencem a comentar l'apartat 1.8.4 Diagrama de Mollier (diagrama p h)</text:p>
        </text:list-item>
      </text:list>
      <text:p text:style-name="P32"/>
      <text:p text:style-name="P32"/>
      <text:p text:style-name="P96">Di<text:span text:style-name="T19">vendres</text:span><text:tab/><text:span text:style-name="T19">31</text:span>/<text:span text:style-name="T9">10</text:span>/2<text:span text:style-name="T5">5</text:span></text:p>
      <text:p text:style-name="P96"/>
      <text:p text:style-name="P65">Festiu triat pel centre.</text:p>
      <text:p text:style-name="P65"/>
      <text:p text:style-name="P65"/>
      <text:p text:style-name="P97">Di<text:span text:style-name="T3">marts</text:span><text:tab/><text:span text:style-name="T20">04</text:span>/<text:span text:style-name="T9">11</text:span>/2<text:span text:style-name="T5">5</text:span></text:p>
      <text:p text:style-name="P97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98">Di<text:span text:style-name="T3">mecres</text:span><text:tab/><text:span text:style-name="T20">05</text:span>/<text:span text:style-name="T9">11</text:span>/2<text:span text:style-name="T5">5</text:span></text:p>
      <text:p text:style-name="P98"/>
      <text:list xml:id="list130719015054975" text:continue-numbering="true" text:style-name="L4">
        <text:list-item>
          <text:p text:style-name="P15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8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99"/>
      <text:p text:style-name="P133">Di<text:span text:style-name="T22">jous</text:span><text:tab/><text:tab/><text:span text:style-name="T20">06</text:span>/<text:span text:style-name="T9">11</text:span>/2<text:span text:style-name="T5">5</text:span></text:p>
      <text:p text:style-name="P99"/>
      <text:list xml:id="list130720649529159" text:continue-numbering="true" text:style-name="L4">
        <text:list-item>
          <text:p text:style-name="P15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59">Co<text:span text:style-name="T22">mentem exercici 1.9-5</text:span></text:p>
        </text:list-item>
      </text:list>
      <text:p text:style-name="P100"/>
      <text:p text:style-name="P100"/>
      <text:p text:style-name="P100">Di<text:span text:style-name="T23">vendres</text:span><text:tab/><text:span text:style-name="T20">07</text:span>/<text:span text:style-name="T9">11</text:span>/2<text:span text:style-name="T5">5</text:span></text:p>
      <text:p text:style-name="P100"/>
      <text:list xml:id="list130719309090402" text:continue-numbering="true" text:style-name="L4">
        <text:list-item>
          <text:p text:style-name="P154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60">C<text:span text:style-name="T23">omentem apartat 1.1.1 Coeficiente de funcionamiento COP y EER</text:span></text:p>
        </text:list-item>
        <text:list-item>
          <text:p text:style-name="P160">C<text:span text:style-name="T23">omentem apartat 1.1.2 Componenentes d ela instalación drigorífica por compresión</text:span></text:p>
        </text:list-item>
      </text:list>
      <text:p text:style-name="P66"/>
      <text:p text:style-name="P101"/>
      <text:p text:style-name="P101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762325577843661932" text:style-name="L5">
        <text:list-item>
          <text:p text:style-name="P19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13"><text:span text:style-name="T26">C</text:span><text:span text:style-name="T25">omentem 1.1.3 Ciclo frigorífico en el diagrama p h</text:span></text:p>
        </text:list-item>
        <text:list-item>
          <text:p text:style-name="P213"><text:span text:style-name="T26">C</text:span><text:span text:style-name="T25">omentem 1.1.4 Caudal másico</text:span></text:p>
        </text:list-item>
        <text:list-item>
          <text:p text:style-name="P213"><text:span text:style-name="T26">C</text:span><text:span text:style-name="T25">omentem 1.1.5 Relación de compresión</text:span></text:p>
        </text:list-item>
        <text:list-item>
          <text:p text:style-name="P169">Comentem exercici 1.2-1</text:p>
        </text:list-item>
      </text:list>
      <text:p text:style-name="P51"/>
      <text:p text:style-name="P51"/>
      <text:p text:style-name="P102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30720997057426" text:continue-numbering="true" text:style-name="L5">
        <text:list-item>
          <text:p text:style-name="P177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3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30719549462219" text:continue-numbering="true" text:style-name="L5">
        <text:list-item>
          <text:p text:style-name="P19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0">Comentem exercici 1.2-<text:span text:style-name="T32">2</text:span></text:p>
        </text:list-item>
      </text:list>
      <text:p text:style-name="P52"/>
      <text:p text:style-name="P104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30720234723776" text:continue-numbering="true" text:style-name="L5">
        <text:list-item>
          <text:p text:style-name="P20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1">Comentem exercici 1.2-<text:span text:style-name="T32">2 i 3</text:span></text:p>
        </text:list-item>
      </text:list>
      <text:p text:style-name="P53"/>
      <text:p text:style-name="P105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30720997208038" text:continue-numbering="true" text:style-name="L5">
        <text:list-item>
          <text:p text:style-name="P20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14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06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30720665683738" text:continue-numbering="true" text:style-name="L5">
        <text:list-item>
          <text:p text:style-name="P178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07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30720871066765" text:continue-numbering="true" text:style-name="L5">
        <text:list-item>
          <text:p text:style-name="P20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15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34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30719462434266" text:continue-numbering="true" text:style-name="L5">
        <text:list-item>
          <text:p text:style-name="P20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72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72"><text:span text:style-name="T11">C</text:span>omentem <text:span text:style-name="T35">apartat 1.4 Puntos de medición de temperatura y presión.</text:span></text:p>
        </text:list-item>
        <text:list-item>
          <text:p text:style-name="P172"><text:span text:style-name="T11">C</text:span>omentem <text:span text:style-name="T35">apartat 1.5 Símbolos según UNE EN 1861.</text:span></text:p>
        </text:list-item>
        <text:list-item>
          <text:p text:style-name="P182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08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08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09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35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30720708564088" text:continue-numbering="true" text:style-name="L5">
        <text:list-item>
          <text:p text:style-name="P204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3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79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0">Di<text:span text:style-name="T3">mecres</text:span><text:tab/><text:span text:style-name="T38">03</text:span>/<text:span text:style-name="T9">12</text:span>/2<text:span text:style-name="T5">5</text:span></text:p>
      <text:p text:style-name="P110"/>
      <text:list xml:id="list130719472776319" text:continue-numbering="true" text:style-name="L5">
        <text:list-item>
          <text:p text:style-name="P180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1">Di<text:span text:style-name="T40">jous<text:tab/></text:span><text:tab/><text:span text:style-name="T38">04</text:span>/<text:span text:style-name="T9">12</text:span>/2<text:span text:style-name="T5">5</text:span></text:p>
      <text:list xml:id="list130720901070439" text:continue-numbering="true" text:style-name="L5">
        <text:list-item>
          <text:p text:style-name="P20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4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1"/>
      <text:p text:style-name="P111">Di<text:span text:style-name="T40">vendres</text:span><text:tab/><text:span text:style-name="T38">05</text:span>/<text:span text:style-name="T9">12</text:span>/2<text:span text:style-name="T5">5</text:span></text:p>
      <text:p text:style-name="P111"/>
      <text:list xml:id="list130720303060544" text:continue-numbering="true" text:style-name="L5">
        <text:list-item>
          <text:p text:style-name="P20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4"><text:span text:style-name="T11">C</text:span>omentem <text:span text:style-name="T35">apartat 2.1.1.1 Compressors hermètics</text:span></text:p>
        </text:list-item>
        <text:list-item>
          <text:p text:style-name="P183">Comentem exemple 2.1.1.1-1</text:p>
        </text:list-item>
      </text:list>
      <text:p text:style-name="P71"/>
      <text:p text:style-name="P112">Di<text:span text:style-name="T3">marts</text:span><text:tab/><text:span text:style-name="T38">09</text:span>/<text:span text:style-name="T9">12</text:span>/2<text:span text:style-name="T5">5</text:span></text:p>
      <text:p text:style-name="P112"/>
      <text:list xml:id="list130721215452563" text:continue-numbering="true" text:style-name="L5">
        <text:list-item>
          <text:p text:style-name="P181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13">Di<text:span text:style-name="T3">mecres</text:span><text:tab/><text:span text:style-name="T44">10</text:span>/<text:span text:style-name="T9">12</text:span>/2<text:span text:style-name="T5">5</text:span></text:p>
      <text:p text:style-name="P113"/>
      <text:list xml:id="list130719346530040" text:continue-numbering="true" text:style-name="L5">
        <text:list-item>
          <text:p text:style-name="P161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14"/>
      <text:p text:style-name="P114">Di<text:span text:style-name="T45">jous</text:span><text:tab/><text:tab/><text:span text:style-name="T44">11</text:span>/<text:span text:style-name="T9">12</text:span>/2<text:span text:style-name="T5">5</text:span></text:p>
      <text:p text:style-name="P114"/>
      <text:p text:style-name="P73">Seguim comentant exemple 2.1.1.1-1</text:p>
      <text:p text:style-name="P129"/>
      <text:p text:style-name="P114">Di<text:span text:style-name="T45">vendres</text:span><text:tab/><text:span text:style-name="T44">12</text:span>/<text:span text:style-name="T9">12</text:span>/2<text:span text:style-name="T5">5</text:span></text:p>
      <text:p text:style-name="P114"/>
      <text:p text:style-name="P77">Activitat emp<text:span text:style-name="T46">r</text:span>enedoria.</text:p>
      <text:p text:style-name="P77"/>
      <text:p text:style-name="P115">Di<text:span text:style-name="T3">marts</text:span><text:tab/><text:span text:style-name="T47">16</text:span>/<text:span text:style-name="T9">12</text:span>/2<text:span text:style-name="T5">5</text:span></text:p>
      <text:p text:style-name="P115"/>
      <text:list xml:id="list130720141215084" text:continue-numbering="true" text:style-name="L5">
        <text:list-item>
          <text:p text:style-name="P20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5"><text:span text:style-name="T11">C</text:span>omentem <text:span text:style-name="T47">programa de simulació SOLKANE (pàg. 11 i 12)</text:span></text:p>
        </text:list-item>
      </text:list>
      <text:p text:style-name="P74"/>
      <text:p text:style-name="P115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16"><text:soft-page-break/>Di<text:span text:style-name="T3">marts</text:span><text:tab/><text:span text:style-name="T47">18</text:span>/<text:span text:style-name="T9">12</text:span>/2<text:span text:style-name="T5">5</text:span></text:p>
      <text:p text:style-name="P116"/>
      <text:list xml:id="list130719434932624" text:continue-numbering="true" text:style-name="L5">
        <text:list-item>
          <text:p text:style-name="P20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76"><text:span text:style-name="T11">C</text:span>omentem <text:span text:style-name="T48">apartat 2.1.1.2 Compressors semihermètics</text:span></text:p>
        </text:list-item>
        <text:list-item>
          <text:p text:style-name="P176"><text:span text:style-name="T11">C</text:span>omentem <text:span text:style-name="T48">apartat 2.1.1.3 Compressors oberts</text:span></text:p>
        </text:list-item>
        <text:list-item>
          <text:p text:style-name="P176"><text:span text:style-name="T11">C</text:span>omentem <text:span text:style-name="T48">apartat 2.1.2.1 Compressors alternatius de pistó</text:span></text:p>
          <text:p text:style-name="P176"/>
        </text:list-item>
      </text:list>
      <text:p text:style-name="P75"/>
      <text:p text:style-name="P117">Di<text:span text:style-name="T3">mecres</text:span><text:tab/><text:span text:style-name="T49">07</text:span>/<text:span text:style-name="T49">01</text:span>/2<text:span text:style-name="T49">6</text:span></text:p>
      <text:p text:style-name="P117"/>
      <text:list xml:id="list130720581135336" text:continue-numbering="true" text:style-name="L5">
        <text:list-item>
          <text:p text:style-name="P20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4">Repassem apartat 2.1.2.1 <text:span text:style-name="T48"><text:s/>Compressors alternatius de pistó</text:span></text:p>
        </text:list-item>
        <text:list-item>
          <text:p text:style-name="P184">Comentem 2.1.2.1.1 Proceso de compresión en compresores de pistón alternativo</text:p>
        </text:list-item>
        <text:list-item>
          <text:p text:style-name="P184">Comentem 2.1.2.1.2 Número y disposición de los cilindros</text:p>
        </text:list-item>
        <text:list-item>
          <text:p text:style-name="P185">Comentem 2.1.2.1.<text:span text:style-name="T50">3 Transformación del movimiento rotativo en movimiento alternativo</text:span></text:p>
        </text:list-item>
        <text:list-item>
          <text:p text:style-name="P185">Comentem 2.1.2.1.<text:span text:style-name="T50">4 Válvulas de aspiración y descarga</text:span></text:p>
        </text:list-item>
        <text:list-item>
          <text:p text:style-name="P185">Comentem 2.1.2.1.<text:span text:style-name="T50">5 Dispositivos de lubricación</text:span></text:p>
        </text:list-item>
        <text:list-item>
          <text:p text:style-name="P187">Comencem amb l'exe<text:span text:style-name="T51">m</text:span>ple 2.1.2.2-1</text:p>
        </text:list-item>
      </text:list>
      <text:p text:style-name="P76"/>
      <text:p text:style-name="P76"/>
      <text:p text:style-name="P118">Di<text:span text:style-name="T52">jous</text:span><text:tab/><text:tab/><text:span text:style-name="T49">08</text:span>/<text:span text:style-name="T49">01</text:span>/2<text:span text:style-name="T49">6</text:span></text:p>
      <text:p text:style-name="P118"/>
      <text:list xml:id="list130721224355478" text:continue-numbering="true" text:style-name="L5">
        <text:list-item>
          <text:p text:style-name="P20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6">Repassem apartat 2.1.2.1 <text:span text:style-name="T48"><text:s/>Compressors alternatius de pistó</text:span></text:p>
        </text:list-item>
        <text:list-item>
          <text:p text:style-name="P186">Comentem <text:span text:style-name="T50">l'exemple 2.1.2.2-1</text:span></text:p>
        </text:list-item>
        <text:list-item>
          <text:p text:style-name="P188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18"/>
      <text:p text:style-name="P119">Di<text:span text:style-name="T53">vendres</text:span><text:tab/><text:span text:style-name="T49">09</text:span>/<text:span text:style-name="T49">01</text:span>/2<text:span text:style-name="T49">6</text:span></text:p>
      <text:p text:style-name="P119"/>
      <text:list xml:id="list4523428606140452509" text:style-name="L6">
        <text:list-item>
          <text:p text:style-name="P189">Desmuntem compressors de pistons per veure els components interns (plat de vàlvules, pistons, bieles, cigüenyal) i tornem a muntar-los.</text:p>
        </text:list-item>
        <text:list-item>
          <text:p text:style-name="P21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30720817207319" text:continue-list="list130721224355478" text:style-name="L5">
        <text:list-item>
          <text:p text:style-name="P190">Comentem l'exemple <text:span text:style-name="T50">2.1.2.2-</text:span>2</text:p>
        </text:list-item>
        <text:list-item>
          <text:p text:style-name="P190">Baixem al taller per recuperar el refrigerant del simulador.</text:p>
        </text:list-item>
      </text:list>
      <text:p text:style-name="P79"/>
      <text:p text:style-name="P79"/>
      <text:p text:style-name="P120">Di<text:span text:style-name="T54">marts</text:span><text:tab/><text:span text:style-name="T54">13</text:span>/<text:span text:style-name="T49">01</text:span>/2<text:span text:style-name="T49">6</text:span></text:p>
      <text:p text:style-name="P120"/>
      <text:p text:style-name="P80">Baixa per migranya</text:p>
      <text:p text:style-name="P80"/>
      <text:p text:style-name="P80"/>
      <text:p text:style-name="P120">Di<text:span text:style-name="T54">mecres</text:span><text:tab/><text:span text:style-name="T54">14</text:span>/<text:span text:style-name="T49">01</text:span>/2<text:span text:style-name="T49">6</text:span></text:p>
      <text:p text:style-name="P120"/>
      <text:list xml:id="list130719262524715" text:continue-numbering="true" text:style-name="L5">
        <text:list-item>
          <text:p text:style-name="P191">Comentem l'exemple <text:span text:style-name="T50">2.1.2.2-</text:span>2</text:p>
        </text:list-item>
      </text:list>
      <text:p text:style-name="P120"/>
      <text:p text:style-name="P120">Di<text:span text:style-name="T54">jous</text:span><text:tab/><text:tab/><text:span text:style-name="T54">15</text:span>/<text:span text:style-name="T49">01</text:span>/2<text:span text:style-name="T49">6</text:span></text:p>
      <text:p text:style-name="P120"/>
      <text:list xml:id="list917434060057179765" text:style-name="L7">
        <text:list-item>
          <text:p text:style-name="P194">Comentem esquema <text:a xlink:type="simple" xlink:href="https://paulinoposada.github.io/web_fred/web_fred_25_26/GM/documents_gm/ta/ta_03.pdf">tasca 3</text:a></text:p>
        </text:list-item>
        <text:list-item>
          <text:p text:style-name="P194">Comentem exemple 2.1.2.2-2</text:p>
        </text:list-item>
      </text:list>
      <text:p text:style-name="P130"/>
      <text:p text:style-name="P121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21"/>
      <text:p text:style-name="P83">No feim classe per emergència sanitària.</text:p>
      <text:p text:style-name="P83"/>
      <text:p text:style-name="P125"/>
      <text:p text:style-name="P125">Di<text:span text:style-name="T54">marts</text:span><text:tab/><text:span text:style-name="T58">20</text:span>/<text:span text:style-name="T49">01</text:span>/2<text:span text:style-name="T49">6</text:span></text:p>
      <text:p text:style-name="P86"/>
      <text:p text:style-name="P92">Festiu (Sant Sebastià)</text:p>
      <text:p text:style-name="P125"/>
      <text:p text:style-name="P125"/>
      <text:p text:style-name="P124">Di<text:span text:style-name="T54">mecres</text:span><text:tab/><text:span text:style-name="T58">21</text:span>/<text:span text:style-name="T49">01</text:span>/2<text:span text:style-name="T49">6</text:span></text:p>
      <text:p text:style-name="P124"/>
      <text:p text:style-name="P91">Baixa al taller el grup <text:span text:style-name="T59">1</text:span>.</text:p>
      <text:p text:style-name="P91"/>
      <text:p text:style-name="P91">Recuperem regfrigerant del simulador i tornem a cargar refrigerant al simulador.</text:p>
      <text:p text:style-name="P81"/>
      <text:p text:style-name="P81"/>
      <text:p text:style-name="P121">Di<text:span text:style-name="T56">jous </text:span><text:tab/><text:tab/><text:span text:style-name="T55">22</text:span>/<text:span text:style-name="T49">01</text:span>/2<text:span text:style-name="T49">6</text:span></text:p>
      <text:p text:style-name="P121"/>
      <text:list xml:id="list130721309672478" text:continue-list="list4523428606140452509" text:style-name="L6">
        <text:list-item>
          <text:p text:style-name="P21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233214850463609231" text:style-name="L8">
        <text:list-item>
          <text:p text:style-name="P192">Comentem <text:span text:style-name="T56">l'apartat 2.1.2.3 <text:s/>Compressor rotatius de pistó rodant i paletes</text:span></text:p>
        </text:list-item>
        <text:list-item>
          <text:p text:style-name="P192">Comentem <text:span text:style-name="T56">l'apartat 2.1.2.3.1 Compressor de pistó rodant</text:span></text:p>
        </text:list-item>
        <text:list-item>
          <text:p text:style-name="P192">Comentem <text:span text:style-name="T56">l'apartat 2.1.2.3.2 Compressor de paletes</text:span></text:p>
        </text:list-item>
        <text:list-item>
          <text:p text:style-name="P195">Començem a comentar l'apartat <text:s/>2.1.2.3.3 Compressor de tornillo</text:p>
        </text:list-item>
      </text:list>
      <text:p text:style-name="P83"/>
      <text:p text:style-name="P84"/>
      <text:p text:style-name="P122">Di<text:span text:style-name="T57">vendres </text:span><text:tab/><text:tab/><text:span text:style-name="T55">23</text:span>/<text:span text:style-name="T49">01</text:span>/2<text:span text:style-name="T49">6</text:span></text:p>
      <text:p text:style-name="P85"/>
      <text:p text:style-name="P89">Comentem dubtes relatius a l'examen del dimecres.</text:p>
      <text:p text:style-name="P89"/>
      <text:p text:style-name="P89"/>
      <text:p text:style-name="P123">Di<text:span text:style-name="T54">marts</text:span><text:tab/><text:span text:style-name="T58">27</text:span>/<text:span text:style-name="T49">01</text:span>/2<text:span text:style-name="T49">6</text:span></text:p>
      <text:p text:style-name="P123"/>
      <text:p text:style-name="P90">Baixa al taller el grup 2.</text:p>
      <text:p text:style-name="P90"/>
      <text:p text:style-name="P90">Recuperem regfrigerant del simulador i tornem a cargar refrigerant al simulador.</text:p>
      <text:p text:style-name="P82"/>
      <text:p text:style-name="P82"/>
      <text:p text:style-name="P126">Di<text:span text:style-name="T54">mecres</text:span><text:tab/><text:span text:style-name="T58">28</text:span>/<text:span text:style-name="T49">01</text:span>/2<text:span text:style-name="T49">6</text:span></text:p>
      <text:p text:style-name="P87"/>
      <text:p text:style-name="P93">Feim el primer examen de la segona avaluació.</text:p>
      <text:p text:style-name="P126"/>
      <text:p text:style-name="P126"/>
      <text:p text:style-name="P127">Di<text:span text:style-name="T60">jous<text:tab/></text:span><text:tab/><text:span text:style-name="T58">29</text:span>/<text:span text:style-name="T49">01</text:span>/2<text:span text:style-name="T49">6</text:span></text:p>
      <text:p text:style-name="P88"/>
      <text:p text:style-name="P196">Comentem les solucions dels exàmens del 28/01/26.</text:p>
      <text:p text:style-name="P196"/>
      <text:p text:style-name="P197"/>
      <text:p text:style-name="P197">Di<text:span text:style-name="T61">vendres</text:span><text:tab/><text:span text:style-name="T61">30</text:span>/<text:span text:style-name="T49">01</text:span>/2<text:span text:style-name="T49">6</text:span></text:p>
      <text:p text:style-name="P197"/>
      <text:list xml:id="list130720201154923" text:continue-list="list130721309672478" text:style-name="L6">
        <text:list-item>
          <text:p text:style-name="P21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8314841743933494127" text:style-name="L9">
        <text:list-item>
          <text:p text:style-name="P193">Comentem <text:span text:style-name="T61">exercicis 2.2-1 a 4.</text:span></text:p>
          <text:p text:style-name="P193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30T13:07:18.320513783</dc:date>
    <meta:editing-duration>PT2H56M32S</meta:editing-duration>
    <meta:editing-cycles>260</meta:editing-cycles>
    <meta:document-statistic meta:table-count="0" meta:image-count="0" meta:object-count="1" meta:page-count="9" meta:paragraph-count="207" meta:word-count="1237" meta:character-count="8068" meta:non-whitespace-character-count="7106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